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color="#ffffff" fo:font-size="36pt" fo:font-weight="normal" loext:padding="0cm" loext:border="none"/>
    </style:style>
    <style:style style:name="P2" style:family="paragraph" style:parent-style-name="Heading_20_2">
      <style:paragraph-properties fo:margin-top="0cm" fo:margin-bottom="0.247cm" loext:contextual-spacing="false"/>
    </style:style>
    <style:style style:name="P3" style:family="paragraph" style:parent-style-name="Heading_20_2">
      <style:paragraph-properties fo:margin-top="0cm" fo:margin-bottom="0.247cm" loext:contextual-spacing="false"/>
      <style:text-properties fo:color="#ffffff" fo:font-size="18pt" fo:font-weight="normal" loext:padding="0cm" loext:border="none"/>
    </style:style>
    <style:style style:name="P4" style:family="paragraph" style:parent-style-name="Text_20_body">
      <style:paragraph-properties fo:margin-top="0cm" fo:margin-bottom="0.265cm" loext:contextual-spacing="false"/>
    </style:style>
    <style:style style:name="P5" style:family="paragraph" style:parent-style-name="Text_20_body">
      <style:paragraph-properties fo:margin-top="0cm" fo:margin-bottom="0.265cm" loext:contextual-spacing="false"/>
      <style:text-properties loext:padding="0cm" loext:border="none"/>
    </style:style>
    <style:style style:name="P6" style:family="paragraph" style:parent-style-name="Text_20_body">
      <style:paragraph-properties fo:margin-top="0cm" fo:margin-bottom="0.265cm" loext:contextual-spacing="false"/>
      <style:text-properties officeooo:paragraph-rsid="001ab9cf" loext:padding="0cm" loext:border="none"/>
    </style:style>
    <style:style style:name="P7" style:family="paragraph" style:parent-style-name="Text_20_body">
      <style:paragraph-properties fo:margin-top="0cm" fo:margin-bottom="0.265cm" loext:contextual-spacing="false"/>
      <style:text-properties officeooo:paragraph-rsid="001ab9cf"/>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text-properties loext:padding="0cm" loext:border="none"/>
    </style:style>
    <style:style style:name="P10" style:family="paragraph" style:parent-style-name="Text_20_body" style:list-style-name="L2">
      <style:paragraph-properties fo:margin-top="0cm" fo:margin-bottom="0cm" loext:contextual-spacing="false"/>
      <style:text-properties loext:padding="0cm" loext:border="none"/>
    </style:style>
    <style:style style:name="P11" style:family="paragraph" style:parent-style-name="Text_20_body" style:list-style-name="L4">
      <style:paragraph-properties fo:margin-top="0cm" fo:margin-bottom="0cm" loext:contextual-spacing="false"/>
      <style:text-properties loext:padding="0cm" loext:border="none"/>
    </style:style>
    <style:style style:name="P12" style:family="paragraph" style:parent-style-name="Text_20_body" style:list-style-name="L4">
      <style:paragraph-properties fo:margin-top="0cm" fo:margin-bottom="0cm" loext:contextual-spacing="false"/>
      <style:text-properties officeooo:paragraph-rsid="001ab9cf" loext:padding="0cm" loext:border="non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T1" style:family="text">
      <style:text-properties fo:font-size="7.5pt"/>
    </style:style>
    <style:style style:name="T2" style:family="text">
      <style:text-properties loext:padding="0cm" loext:border="none"/>
    </style:style>
    <style:style style:name="T3" style:family="text">
      <style:text-properties fo:color="#9f7be1" style:text-line-through-style="none" style:text-line-through-type="none" style:text-underline-style="none" style:text-blinking="false" fo:background-color="transparent" loext:char-shading-value="0" loext:padding="0cm" loext:border="none"/>
    </style:style>
    <style:style style:name="T4" style:family="text">
      <style:text-properties fo:font-weight="bold" loext:padding="0cm" loext:border="none"/>
    </style:style>
    <style:style style:name="T5" style:family="text">
      <style:text-properties officeooo:rsid="001ab9cf"/>
    </style:style>
    <style:style style:name="T6" style:family="text">
      <style:text-properties officeooo:rsid="001ab9cf" loext:padding="0cm" loext:border="none"/>
    </style:style>
    <style:style style:name="T7" style:family="text">
      <style:text-properties fo:color="#ffffff" fo:font-size="18pt" fo:font-weight="normal"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end-user-license-agreement"/>End-User License Agreement</text:h>
      <text:p text:style-name="P4"><text:span text:style-name="T2">This End-User License Agreement (EULA) is a legal agreement between you (either as an individual or on behalf of an entity) and Dianiux Innova SL. regarding your use of </text:span><text:span text:style-name="T6">Qt LGLP App Template</text:span><text:span text:style-name="T2"> and associated documentation (the "Software"). IF YOU DO NOT AGREE TO ALL OF THE TERMS OF THIS EULA, DO NOT INSTALL, USE OR COPY THE SOFTWARE.</text:span></text:p>
      <text:h text:style-name="P3" text:outline-level="2"><text:bookmark text:name="summary"/>Summary</text:h>
      <text:list xml:id="list3046054525" text:style-name="L1">
        <text:list-item>
          <text:p text:style-name="P8"><text:span text:style-name="T2">You </text:span><text:span text:style-name="Emphasis"><text:span text:style-name="T2">must</text:span></text:span><text:span text:style-name="T2"> agree to all of the terms of this EULA to use this Software.</text:span></text:p>
        </text:list-item>
        <text:list-item>
          <text:p text:style-name="P9">If so, you may use the Software for free and for any lawful purpose.</text:p>
        </text:list-item>
        <text:list-item>
          <text:p text:style-name="P9">This Software is provided "as-is" with no warranties, and you agree that GitHub is not liable for anything you do with it.</text:p>
        </text:list-item>
        <text:list-item>
          <text:p text:style-name="P9">You really ought to just go ahead and read the whole EULA. It's not all that long. You should not only rely on this summary.</text:p>
        </text:list-item>
      </text:list>
      <text:h text:style-name="P3" text:outline-level="2"><text:bookmark text:name="the-agreement"/>The Agreement</text:h>
      <text:p text:style-name="P5">By downloading, installing, using, or copying the Software, you accept and agree to be bound by the terms of this EULA. If you do not agree to all of the terms of this EULA, you may not download, install, use or copy the Software.</text:p>
      <text:h text:style-name="P3" text:outline-level="2"><text:bookmark text:name="the-license"/>The License</text:h>
      <text:p text:style-name="P4"><text:span text:style-name="T2">This EULA entitles you to install as many copies of the Software as you want, and use the Software for any lawful purpose consistent with this EULA. Your license to use the Software is expressly conditioned upon your agreement to all of the terms of this EULA. This software is licensed, not sold. </text:span><text:span text:style-name="T6">Dianiux Innova SL</text:span><text:span text:style-name="T2"> reserves all other rights not granted by this EULA.</text:span></text:p>
      <text:h text:style-name="P3" text:outline-level="2"><text:bookmark text:name="the-restrictions"/>The Restrictions</text:h>
      <text:list xml:id="list4036956414" text:style-name="L2">
        <text:list-item>
          <text:p text:style-name="P10">When using the Software you must use it in a manner that complies with the applicable laws in the jurisdiction(s) in which you use the Software.</text:p>
        </text:list-item>
        <text:list-item>
          <text:p text:style-name="P10">You may not sell, resell, rent, lease or exchange the Software for anything of value.</text:p>
        </text:list-item>
        <text:list-item>
          <text:p text:style-name="P13"><text:span text:style-name="T2">You </text:span><text:span text:style-name="T6">can’t</text:span><text:span text:style-name="T2"> redistribute </text:span><text:span text:style-name="T6">or resell </text:span><text:span text:style-name="T2">the software </text:span><text:span text:style-name="T6">.</text:span></text:p>
        </text:list-item>
        <text:list-item>
          <text:p text:style-name="P13"/>
        </text:list-item>
      </text:list>
      <text:h text:style-name="P2" text:outline-level="2"><text:bookmark text:name="privacy-notices"/><text:span text:style-name="T7">Privacy Notice</text:span></text:h>
      <text:h text:style-name="P3" text:outline-level="2"><text:bookmark text:name="open-source-notices"/>Open-Source Notices</text:h>
      <text:p text:style-name="P5">Certain components of the Software may be subject to open-source software licenses ("Open-Source Components"), which means any software license approved as open-source licenses by the Open Source Initiative or any substantially similar licenses, including without limitation any license that, as a condition of distribution of the software licensed under such license, requires that the distributor make the software available in source code format. The Software documentation includes copies of the licenses applicable to the Open-Source Components.</text:p>
      <text:p text:style-name="P5">To the extent there is conflict between the license terms covering the Open-Source Components and this EULA, the terms of such licenses will apply in lieu of the terms of this EULA. To the extent the terms of the licenses applicable to Open-Source Components prohibit any of the restrictions in this <text:soft-page-break/>Agreement with respect to such Open-Source Component, such restrictions will not apply to such Open-Source Component. To the extent the terms of the licenses applicable to Open-Source Components require Licensor to make an offer to provide source code in connection with the Product, such offer is hereby made, and you may exercise it by contacting support@github.com</text:p>
      <text:h text:style-name="P3" text:outline-level="2"><text:bookmark text:name="intellectual-property-notices"/>Intellectual Property Notices</text:h>
      <text:p text:style-name="P7"><text:span text:style-name="T2">The Software and all worldwide copyrights, trade secrets, and other intellectual property rights therein are the exclusive property of </text:span><text:span text:style-name="T6">Dianiux Innova SL</text:span><text:span text:style-name="T2">. </text:span><text:span text:style-name="T6">Dianiux Innova SL</text:span><text:span text:style-name="T2">. reserves all rights in and to the Software not expressly granted to you in this EULA.</text:span></text:p>
      <text:p text:style-name="P4"><text:span text:style-name="T2"/></text:p>
      <text:h text:style-name="P3" text:outline-level="2"><text:bookmark text:name="disclaimers-and-limitations-on-liability"/>Disclaimers and Limitations on Liability</text:h>
      <text:p text:style-name="P6">THE SOFTWARE IS PROVIDED ON AN "AS IS" BASIS, AND NO WARRANTY, EITHER EXPRESS OR IMPLIED, IS GIVEN. YOUR USE OF THE SOFTWARE IS AT YOUR SOLE RISK. <text:span text:style-name="T5">Dianiux Innova SL</text:span>. does not warrant that (i) the Software will meet your specific requirements; (ii) the Software is fully compatible with any particular platform; (iii) your use of the Software will be uninterrupted, timely, secure, or error-free; (iv) the results that may be obtained from the use of the Software will be accurate or reliable; (v) the quality of any products, services, information, or other material purchased or obtained by you through the Software will meet your expectations; or (vi) any errors in the Software will be corrected.</text:p>
      <text:p text:style-name="P6">YOU EXPRESSLY UNDERSTAND AND AGREE THAT <text:span text:style-name="T5">Dianiux Innova SL</text:span>. SHALL NOT BE LIABLE FOR ANY DIRECT, INDIRECT, INCIDENTAL, SPECIAL, CONSEQUENTIAL OR EXEMPLARY DAMAGES, INCLUDING BUT NOT LIMITED TO, DAMAGES FOR LOSS OF PROFITS, GOODWILL, USE, DATA OR OTHER INTANGIBLE LOSSES (EVEN IF <text:span text:style-name="T5">Dianiux Innova SL</text:span>. HAS BEEN ADVISED OF THE POSSIBILITY OF SUCH DAMAGES) RELATED TO THE SOFTWARE, including, for example: (i) the use or the inability to use the Software; (ii) the cost of procurement of substitute goods and services resulting from any goods, data, information or services purchased or obtained or messages received or transactions entered into through or from the Software; (iii) unauthorized access to or alteration of your transmissions or data; (iv) statements or conduct of any third-party on the Software; (v) or any other matter relating to the Software.</text:p>
      <text:h text:style-name="P3" text:outline-level="2"><text:bookmark text:name="miscellanea"/>Miscellanea</text:h>
      <text:list xml:id="list2579034033" text:style-name="L4">
        <text:list-item>
          <text:p text:style-name="P11">If you configure the Software to work with one or more accounts on the GitHub.com website or with an instance of GitHub Enterprise, your use of the Software will also be governed by the GitHub.com website Terms of Service and/or the license agreement applicable to your instance of GitHub Enterprise.</text:p>
        </text:list-item>
        <text:list-item>
          <text:p text:style-name="P11">The failure of GitHub to exercise or enforce any right or provision of this EULA shall not constitute a waiver of such right or provision.</text:p>
        </text:list-item>
        <text:list-item>
          <text:p text:style-name="P12">This EULA constitutes the entire agreement between you and <text:span text:style-name="T5">Dianiux Innova SL</text:span>. and governs your use of the Software, superseding any prior agreements between you and <text:span text:style-name="T5">Dianiux Innova SL</text:span>. (including, but not limited to, any prior versions of the EULA).</text:p>
        </text:list-item>
        <text:list-item>
          <text:p text:style-name="P11">You agree that this EULA and your use of the Software are governed under <text:s/><text:span text:style-name="T5">Spanish</text:span> law and any dispute related to the Software must be brought in a tribunal of competent jurisdiction located in <text:span text:style-name="T5">Denia, Spain</text:span>.</text:p>
        </text:list-item>
        <text:list-item>
          <text:p text:style-name="P15"><text:soft-page-break/><text:span text:style-name="T2">Please send any questions about this EULA to support</text:span><text:span text:style-name="T6">@dianiuxinnova.com</text:span><text:span text:style-name="T2">.</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15:46:29.414100041</meta:creation-date>
    <dc:date>2020-08-12T15:59:08.407372790</dc:date>
    <meta:editing-duration>PT1M46S</meta:editing-duration>
    <meta:editing-cycles>1</meta:editing-cycles>
    <meta:document-statistic meta:table-count="0" meta:image-count="0" meta:object-count="0" meta:page-count="3" meta:paragraph-count="31" meta:word-count="964" meta:character-count="5787" meta:non-whitespace-character-count="4865"/>
    <meta:generator>LibreOffice/6.4.4.2$Linux_X86_64 LibreOffice_project/40$Build-2</meta:generator>
  </office:meta>
</office:document-meta>
</file>